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823008849558cm"/>
    </style:style>
    <style:style style:name="ro1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c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.44" table:style-name="ce1">
            <text:p>3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74" table:style-name="ce1">
            <text:p>2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810" table:style-name="ce1">
            <text:p>81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74" table:style-name="ce1">
            <text:p>2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420" table:style-name="ce1">
            <text:p>42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78" table:style-name="ce1">
            <text:p>2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200" table:style-name="ce1">
            <text:p>22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16" table:style-name="ce1">
            <text:p>2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0" table:style-name="ce1">
            <text:p>11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62" table:style-name="ce1">
            <text:p>2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10" table:style-name="ce1">
            <text:p>61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0.88" table:style-name="ce1">
            <text:p>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70" table:style-name="ce1">
            <text:p>27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1" table:style-name="ce1">
            <text:p>2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240" table:style-name="ce1">
            <text:p>12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67" table:style-name="ce1">
            <text:p>2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09" table:style-name="ce1">
            <text:p>2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29" table:style-name="ce1">
            <text:p>2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.97" table:style-name="ce1">
            <text:p>1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840" table:style-name="ce1">
            <text:p>18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4.0599999999999996" table:style-name="ce1">
            <text:p>4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40" table:style-name="ce1">
            <text:p>9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.51" table:style-name="ce1">
            <text:p>3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.06" table:style-name="ce1">
            <text:p>3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00" table:style-name="ce1">
            <text:p>9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.62" table:style-name="ce1">
            <text:p>3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940" table:style-name="ce1">
            <text:p>194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5.42" table:style-name="ce1">
            <text:p>35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86" table:style-name="ce1">
            <text:p>2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870" table:style-name="ce1">
            <text:p>87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.85" table:style-name="ce1">
            <text:p>1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.4" table:style-name="ce1">
            <text:p>1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17" table:style-name="ce1">
            <text:p>2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75" table:style-name="ce1">
            <text:p>2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50" table:style-name="ce1">
            <text:p>25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.42" table:style-name="ce1">
            <text:p>1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340" table:style-name="ce1">
            <text:p>134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8.7799999999999994" table:style-name="ce1">
            <text:p>8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50" table:style-name="ce1">
            <text:p>2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.27" table:style-name="ce1">
            <text:p>1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80" table:style-name="ce1">
            <text:p>128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.54" table:style-name="ce1">
            <text:p>1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600" table:style-name="ce1">
            <text:p>60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4.8499999999999996" table:style-name="ce1">
            <text:p>4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840" table:style-name="ce1">
            <text:p>1840</text:p>
          </table:table-cell>
          <table:table-cell office:value-type="float" office:value="160" table:style-name="ce1">
            <text:p>16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77.44" table:style-name="ce1">
            <text:p>77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060" table:style-name="ce1">
            <text:p>106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6.76" table:style-name="ce1">
            <text:p>36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20" table:style-name="ce1">
            <text:p>82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7.75" table:style-name="ce1">
            <text:p>7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790" table:style-name="ce1">
            <text:p>790</text:p>
          </table:table-cell>
          <table:table-cell office:value-type="float" office:value="190" table:style-name="ce1">
            <text:p>19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.28" table:style-name="ce1">
            <text:p>3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840" table:style-name="ce1">
            <text:p>84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4.8499999999999996" table:style-name="ce1">
            <text:p>4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4.08" table:style-name="ce1">
            <text:p>4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840" table:style-name="ce1">
            <text:p>840</text:p>
          </table:table-cell>
          <table:table-cell office:value-type="float" office:value="240" table:style-name="ce1">
            <text:p>240</text:p>
          </table:table-cell>
          <table:table-cell office:value-type="float" office:value="1050" table:style-name="ce1">
            <text:p>1050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.36" table:style-name="ce1">
            <text:p>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16" table:style-name="ce1">
            <text:p>2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340" table:style-name="ce1">
            <text:p>134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2.76" table:style-name="ce1">
            <text:p>22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980" table:style-name="ce1">
            <text:p>98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7.52" table:style-name="ce1">
            <text:p>7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540" table:style-name="ce1">
            <text:p>154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6.43" table:style-name="ce1">
            <text:p>6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300" table:style-name="ce1">
            <text:p>30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.33" table:style-name="ce1">
            <text:p>1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6.61" table:style-name="ce1">
            <text:p>16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6.36" table:style-name="ce1">
            <text:p>6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40" table:style-name="ce1">
            <text:p>64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.92" table:style-name="ce1">
            <text:p>3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4.01" table:style-name="ce1">
            <text:p>4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540" table:style-name="ce1">
            <text:p>1540</text:p>
          </table:table-cell>
          <table:table-cell office:value-type="float" office:value="340" table:style-name="ce1">
            <text:p>34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1.03" table:style-name="ce1">
            <text:p>11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310" table:style-name="ce1">
            <text:p>1310</text:p>
          </table:table-cell>
          <table:table-cell office:value-type="float" office:value="350" table:style-name="ce1">
            <text:p>3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67.86" table:style-name="ce1">
            <text:p>67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240" table:style-name="ce1">
            <text:p>1240</text:p>
          </table:table-cell>
          <table:table-cell office:value-type="float" office:value="390" table:style-name="ce1">
            <text:p>39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16" table:style-name="ce1">
            <text:p>2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200" table:style-name="ce1">
            <text:p>2200</text:p>
          </table:table-cell>
          <table:table-cell office:value-type="float" office:value="390" table:style-name="ce1">
            <text:p>39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7.47" table:style-name="ce1">
            <text:p>7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310" table:style-name="ce1">
            <text:p>231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4.5199999999999996" table:style-name="ce1">
            <text:p>4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070" table:style-name="ce1">
            <text:p>107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.45" table:style-name="ce1">
            <text:p>3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640" table:style-name="ce1">
            <text:p>164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3.89" table:style-name="ce1">
            <text:p>33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0.39" table:style-name="ce1">
            <text:p>10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1110" table:style-name="ce1">
            <text:p>11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2.07" table:style-name="ce1">
            <text:p>12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0.39" table:style-name="ce1">
            <text:p>10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520" table:style-name="ce1">
            <text:p>152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5.9" table:style-name="ce1">
            <text:p>35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670" table:style-name="ce1">
            <text:p>67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0.25" table:style-name="ce1">
            <text:p>10.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720" table:style-name="ce1">
            <text:p>172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22.04" table:style-name="ce1">
            <text:p>122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200" table:style-name="ce1">
            <text:p>120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41.14" table:style-name="ce1">
            <text:p>41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060" table:style-name="ce1">
            <text:p>106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01.6" table:style-name="ce1">
            <text:p>10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740" table:style-name="ce1">
            <text:p>74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63.4" table:style-name="ce1">
            <text:p>63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310" table:style-name="ce1">
            <text:p>1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18.3" table:style-name="ce1">
            <text:p>118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10" table:style-name="ce1">
            <text:p>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8.9499999999999993" table:style-name="ce1">
            <text:p>8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810" table:style-name="ce1">
            <text:p>8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3.33" table:style-name="ce1">
            <text:p>23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890" table:style-name="ce1">
            <text:p>189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16.78" table:style-name="ce1">
            <text:p>116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50" table:style-name="ce1">
            <text:p>115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8.4" table:style-name="ce1">
            <text:p>38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40" table:style-name="ce1">
            <text:p>640</text:p>
          </table:table-cell>
          <table:table-cell office:value-type="float" office:value="540" table:style-name="ce1">
            <text:p>54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5.520000000000003" table:style-name="ce1">
            <text:p>35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280" table:style-name="ce1">
            <text:p>1280</text:p>
          </table:table-cell>
          <table:table-cell office:value-type="float" office:value="640" table:style-name="ce1">
            <text:p>64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265" table:style-name="ce1">
            <text:p>26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79.9" table:style-name="ce1">
            <text:p>379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1520" table:style-name="ce1">
            <text:p>1520</text:p>
          </table:table-cell>
          <table:table-cell office:value-type="float" office:value="710" table:style-name="ce1">
            <text:p>71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69.75" table:style-name="ce1">
            <text:p>69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890" table:style-name="ce1">
            <text:p>189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48.17" table:style-name="ce1">
            <text:p>248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150" table:style-name="ce1">
            <text:p>115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01.02" table:style-name="ce1">
            <text:p>101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1060" table:style-name="ce1">
            <text:p>1060</text:p>
          </table:table-cell>
          <table:table-cell office:value-type="float" office:value="780" table:style-name="ce1">
            <text:p>78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155" table:style-name="ce1">
            <text:p>15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19.85" table:style-name="ce1">
            <text:p>219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2230" table:style-name="ce1">
            <text:p>223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3.53" table:style-name="ce1">
            <text:p>23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170" table:style-name="ce1">
            <text:p>117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0.83" table:style-name="ce1">
            <text:p>10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1060" table:style-name="ce1">
            <text:p>1060</text:p>
          </table:table-cell>
          <table:table-cell office:value-type="float" office:value="860" table:style-name="ce1">
            <text:p>86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438" table:style-name="ce1">
            <text:p>438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547.89" table:style-name="ce1">
            <text:p>547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200" table:style-name="ce1">
            <text:p>2200</text:p>
          </table:table-cell>
          <table:table-cell office:value-type="float" office:value="940" table:style-name="ce1">
            <text:p>94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40.159999999999997" table:style-name="ce1">
            <text:p>40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1840" table:style-name="ce1">
            <text:p>1840</text:p>
          </table:table-cell>
          <table:table-cell office:value-type="float" office:value="980" table:style-name="ce1">
            <text:p>98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50.75" table:style-name="ce1">
            <text:p>50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2200" table:style-name="ce1">
            <text:p>220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6.559999999999999" table:style-name="ce1">
            <text:p>16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710" table:style-name="ce1">
            <text:p>171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6.56" table:style-name="ce1">
            <text:p>26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10" table:style-name="ce1">
            <text:p>2310</text:p>
          </table:table-cell>
          <table:table-cell office:value-type="float" office:value="1110" table:style-name="ce1">
            <text:p>111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0.32" table:style-name="ce1">
            <text:p>20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2200" table:style-name="ce1">
            <text:p>2200</text:p>
          </table:table-cell>
          <table:table-cell office:value-type="float" office:value="1140" table:style-name="ce1">
            <text:p>114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67.680000000000007" table:style-name="ce1">
            <text:p>67.68</text:p>
          </table:table-cell>
          <table:table-cell table:number-columns-repeated="16375"/>
        </table:table-row>
        <table:table-row table:number-rows-repeated="1048495" table:style-name="ro1">
          <table:table-cell table:number-columns-repeated="16384"/>
        </table:table-row>
      </table:table>
      <table:table table:name="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85" table:style-name="ce1">
            <text:p>1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69" table:style-name="ce1">
            <text:p>1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810" table:style-name="ce1">
            <text:p>81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95" table:style-name="ce1">
            <text:p>2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420" table:style-name="ce1">
            <text:p>42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73" table:style-name="ce1">
            <text:p>1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200" table:style-name="ce1">
            <text:p>22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52" table:style-name="ce1">
            <text:p>2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0" table:style-name="ce1">
            <text:p>11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83" table:style-name="ce1">
            <text:p>2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10" table:style-name="ce1">
            <text:p>61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0.35" table:style-name="ce1">
            <text:p>0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70" table:style-name="ce1">
            <text:p>27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57" table:style-name="ce1">
            <text:p>1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240" table:style-name="ce1">
            <text:p>12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82" table:style-name="ce1">
            <text:p>2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56" table:style-name="ce1">
            <text:p>1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5" table:style-name="ce1">
            <text:p>2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44" table:style-name="ce1">
            <text:p>1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840" table:style-name="ce1">
            <text:p>18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.48" table:style-name="ce1">
            <text:p>2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40" table:style-name="ce1">
            <text:p>9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.46" table:style-name="ce1">
            <text:p>2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.27" table:style-name="ce1">
            <text:p>3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00" table:style-name="ce1">
            <text:p>9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.57" table:style-name="ce1">
            <text:p>2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940" table:style-name="ce1">
            <text:p>194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1.66" table:style-name="ce1">
            <text:p>1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27" table:style-name="ce1">
            <text:p>1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870" table:style-name="ce1">
            <text:p>87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14" table:style-name="ce1">
            <text:p>2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.55" table:style-name="ce1">
            <text:p>1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64" table:style-name="ce1">
            <text:p>1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1599999999999999" table:style-name="ce1">
            <text:p>1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50" table:style-name="ce1">
            <text:p>25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0.89" table:style-name="ce1">
            <text:p>0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340" table:style-name="ce1">
            <text:p>134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5.62" table:style-name="ce1">
            <text:p>5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50" table:style-name="ce1">
            <text:p>2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0.74" table:style-name="ce1">
            <text:p>0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80" table:style-name="ce1">
            <text:p>128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.48" table:style-name="ce1">
            <text:p>3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600" table:style-name="ce1">
            <text:p>60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5.86" table:style-name="ce1">
            <text:p>5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840" table:style-name="ce1">
            <text:p>1840</text:p>
          </table:table-cell>
          <table:table-cell office:value-type="float" office:value="160" table:style-name="ce1">
            <text:p>16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7.31" table:style-name="ce1">
            <text:p>3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060" table:style-name="ce1">
            <text:p>106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5" table:style-name="ce1">
            <text:p>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20" table:style-name="ce1">
            <text:p>82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0.77" table:style-name="ce1">
            <text:p>10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790" table:style-name="ce1">
            <text:p>790</text:p>
          </table:table-cell>
          <table:table-cell office:value-type="float" office:value="190" table:style-name="ce1">
            <text:p>19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.57" table:style-name="ce1">
            <text:p>3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840" table:style-name="ce1">
            <text:p>84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9.1" table:style-name="ce1">
            <text:p>9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02" table:style-name="ce1">
            <text:p>2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840" table:style-name="ce1">
            <text:p>840</text:p>
          </table:table-cell>
          <table:table-cell office:value-type="float" office:value="240" table:style-name="ce1">
            <text:p>240</text:p>
          </table:table-cell>
          <table:table-cell office:value-type="float" office:value="1050" table:style-name="ce1">
            <text:p>105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8.4" table:style-name="ce1">
            <text:p>8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97" table:style-name="ce1">
            <text:p>1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340" table:style-name="ce1">
            <text:p>134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4.84" table:style-name="ce1">
            <text:p>14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980" table:style-name="ce1">
            <text:p>98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3" table:style-name="ce1">
            <text:p>3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540" table:style-name="ce1">
            <text:p>154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79" table:style-name="ce1">
            <text:p>3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300" table:style-name="ce1">
            <text:p>30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0.8" table:style-name="ce1">
            <text:p>0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0.28" table:style-name="ce1">
            <text:p>1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72" table:style-name="ce1">
            <text:p>3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40" table:style-name="ce1">
            <text:p>64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.92" table:style-name="ce1">
            <text:p>4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7.09" table:style-name="ce1">
            <text:p>7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.37" table:style-name="ce1">
            <text:p>4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540" table:style-name="ce1">
            <text:p>1540</text:p>
          </table:table-cell>
          <table:table-cell office:value-type="float" office:value="340" table:style-name="ce1">
            <text:p>34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7.34" table:style-name="ce1">
            <text:p>7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310" table:style-name="ce1">
            <text:p>1310</text:p>
          </table:table-cell>
          <table:table-cell office:value-type="float" office:value="350" table:style-name="ce1">
            <text:p>35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7.86" table:style-name="ce1">
            <text:p>7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240" table:style-name="ce1">
            <text:p>1240</text:p>
          </table:table-cell>
          <table:table-cell office:value-type="float" office:value="390" table:style-name="ce1">
            <text:p>39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66" table:style-name="ce1">
            <text:p>2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200" table:style-name="ce1">
            <text:p>2200</text:p>
          </table:table-cell>
          <table:table-cell office:value-type="float" office:value="390" table:style-name="ce1">
            <text:p>39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8.5500000000000007" table:style-name="ce1">
            <text:p>8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310" table:style-name="ce1">
            <text:p>231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5.39" table:style-name="ce1">
            <text:p>5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070" table:style-name="ce1">
            <text:p>107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.88" table:style-name="ce1">
            <text:p>3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640" table:style-name="ce1">
            <text:p>164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3.33" table:style-name="ce1">
            <text:p>23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1.11" table:style-name="ce1">
            <text:p>11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1110" table:style-name="ce1">
            <text:p>11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2.79" table:style-name="ce1">
            <text:p>12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1.11" table:style-name="ce1">
            <text:p>11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520" table:style-name="ce1">
            <text:p>152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5.34" table:style-name="ce1">
            <text:p>25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670" table:style-name="ce1">
            <text:p>67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6.55" table:style-name="ce1">
            <text:p>6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720" table:style-name="ce1">
            <text:p>172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82.44" table:style-name="ce1">
            <text:p>82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200" table:style-name="ce1">
            <text:p>120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3.87" table:style-name="ce1">
            <text:p>43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060" table:style-name="ce1">
            <text:p>106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60.42" table:style-name="ce1">
            <text:p>60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740" table:style-name="ce1">
            <text:p>74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67.14" table:style-name="ce1">
            <text:p>67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310" table:style-name="ce1">
            <text:p>1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8.3" table:style-name="ce1">
            <text:p>28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10" table:style-name="ce1">
            <text:p>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9.5299999999999994" table:style-name="ce1">
            <text:p>9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810" table:style-name="ce1">
            <text:p>8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5.27" table:style-name="ce1">
            <text:p>25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890" table:style-name="ce1">
            <text:p>189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65.040000000000006" table:style-name="ce1">
            <text:p>65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50" table:style-name="ce1">
            <text:p>115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1.93" table:style-name="ce1">
            <text:p>41.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40" table:style-name="ce1">
            <text:p>640</text:p>
          </table:table-cell>
          <table:table-cell office:value-type="float" office:value="540" table:style-name="ce1">
            <text:p>540</text:p>
          </table:table-cell>
          <table:table-cell office:value-type="float" office:value="875" table:style-name="ce1">
            <text:p>875</text:p>
          </table:table-cell>
          <table:table-cell office:value-type="float" office:value="2" table:style-name="ce1">
            <text:p>2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3.44" table:style-name="ce1">
            <text:p>43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280" table:style-name="ce1">
            <text:p>1280</text:p>
          </table:table-cell>
          <table:table-cell office:value-type="float" office:value="640" table:style-name="ce1">
            <text:p>640</text:p>
          </table:table-cell>
          <table:table-cell office:value-type="float" office:value="530" table:style-name="ce1">
            <text:p>530</text:p>
          </table:table-cell>
          <table:table-cell office:value-type="float" office:value="2" table:style-name="ce1">
            <text:p>2</text:p>
          </table:table-cell>
          <table:table-cell office:value-type="float" office:value="265" table:style-name="ce1">
            <text:p>26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98.98" table:style-name="ce1">
            <text:p>398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1520" table:style-name="ce1">
            <text:p>1520</text:p>
          </table:table-cell>
          <table:table-cell office:value-type="float" office:value="710" table:style-name="ce1">
            <text:p>71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51.27" table:style-name="ce1">
            <text:p>51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890" table:style-name="ce1">
            <text:p>189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68.97" table:style-name="ce1">
            <text:p>168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150" table:style-name="ce1">
            <text:p>115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06.42" table:style-name="ce1">
            <text:p>106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1060" table:style-name="ce1">
            <text:p>1060</text:p>
          </table:table-cell>
          <table:table-cell office:value-type="float" office:value="780" table:style-name="ce1">
            <text:p>78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155" table:style-name="ce1">
            <text:p>15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38.01" table:style-name="ce1">
            <text:p>138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2230" table:style-name="ce1">
            <text:p>223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4.97" table:style-name="ce1">
            <text:p>24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170" table:style-name="ce1">
            <text:p>117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1.55" table:style-name="ce1">
            <text:p>11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1060" table:style-name="ce1">
            <text:p>1060</text:p>
          </table:table-cell>
          <table:table-cell office:value-type="float" office:value="860" table:style-name="ce1">
            <text:p>86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438" table:style-name="ce1">
            <text:p>43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16.62" table:style-name="ce1">
            <text:p>316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200" table:style-name="ce1">
            <text:p>2200</text:p>
          </table:table-cell>
          <table:table-cell office:value-type="float" office:value="940" table:style-name="ce1">
            <text:p>94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3.04" table:style-name="ce1">
            <text:p>43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1840" table:style-name="ce1">
            <text:p>1840</text:p>
          </table:table-cell>
          <table:table-cell office:value-type="float" office:value="980" table:style-name="ce1">
            <text:p>98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9.63" table:style-name="ce1">
            <text:p>29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2200" table:style-name="ce1">
            <text:p>220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8" table:style-name="ce1">
            <text:p>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710" table:style-name="ce1">
            <text:p>171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10" table:style-name="ce1">
            <text:p>2310</text:p>
          </table:table-cell>
          <table:table-cell office:value-type="float" office:value="1110" table:style-name="ce1">
            <text:p>111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3.2" table:style-name="ce1">
            <text:p>23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2200" table:style-name="ce1">
            <text:p>2200</text:p>
          </table:table-cell>
          <table:table-cell office:value-type="float" office:value="1140" table:style-name="ce1">
            <text:p>114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76.319999999999993" table:style-name="ce1">
            <text:p>76.32</text:p>
          </table:table-cell>
          <table:table-cell table:number-columns-repeated="16375"/>
        </table:table-row>
        <table:table-row table:number-rows-repeated="1048495" table:style-name="ro1">
          <table:table-cell table:number-columns-repeated="16384"/>
        </table:table-row>
      </table:table>
      <table:table table:name="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85" table:style-name="ce1">
            <text:p>1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69" table:style-name="ce1">
            <text:p>1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810" table:style-name="ce1">
            <text:p>81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95" table:style-name="ce1">
            <text:p>2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420" table:style-name="ce1">
            <text:p>42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73" table:style-name="ce1">
            <text:p>1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200" table:style-name="ce1">
            <text:p>22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0.66" table:style-name="ce1">
            <text:p>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0" table:style-name="ce1">
            <text:p>11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.72" table:style-name="ce1">
            <text:p>1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10" table:style-name="ce1">
            <text:p>61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0.35" table:style-name="ce1">
            <text:p>0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70" table:style-name="ce1">
            <text:p>27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57" table:style-name="ce1">
            <text:p>1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240" table:style-name="ce1">
            <text:p>12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82" table:style-name="ce1">
            <text:p>2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56" table:style-name="ce1">
            <text:p>1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.39" table:style-name="ce1">
            <text:p>1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44" table:style-name="ce1">
            <text:p>1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840" table:style-name="ce1">
            <text:p>18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.48" table:style-name="ce1">
            <text:p>2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40" table:style-name="ce1">
            <text:p>9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.46" table:style-name="ce1">
            <text:p>2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2.16" table:style-name="ce1">
            <text:p>2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00" table:style-name="ce1">
            <text:p>9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.57" table:style-name="ce1">
            <text:p>2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940" table:style-name="ce1">
            <text:p>194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1.66" table:style-name="ce1">
            <text:p>1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27" table:style-name="ce1">
            <text:p>1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870" table:style-name="ce1">
            <text:p>87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0.65" table:style-name="ce1">
            <text:p>0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.55" table:style-name="ce1">
            <text:p>1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64" table:style-name="ce1">
            <text:p>1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1599999999999999" table:style-name="ce1">
            <text:p>1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50" table:style-name="ce1">
            <text:p>25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0.89" table:style-name="ce1">
            <text:p>0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340" table:style-name="ce1">
            <text:p>134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5.62" table:style-name="ce1">
            <text:p>5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50" table:style-name="ce1">
            <text:p>2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0.74" table:style-name="ce1">
            <text:p>0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80" table:style-name="ce1">
            <text:p>128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.48" table:style-name="ce1">
            <text:p>3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600" table:style-name="ce1">
            <text:p>60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5.86" table:style-name="ce1">
            <text:p>5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840" table:style-name="ce1">
            <text:p>1840</text:p>
          </table:table-cell>
          <table:table-cell office:value-type="float" office:value="160" table:style-name="ce1">
            <text:p>160</text:p>
          </table:table-cell>
          <table:table-cell office:value-type="float" office:value="530" table:style-name="ce1">
            <text:p>530</text:p>
          </table:table-cell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7.31" table:style-name="ce1">
            <text:p>3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060" table:style-name="ce1">
            <text:p>106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5" table:style-name="ce1">
            <text:p>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20" table:style-name="ce1">
            <text:p>82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0.77" table:style-name="ce1">
            <text:p>10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790" table:style-name="ce1">
            <text:p>790</text:p>
          </table:table-cell>
          <table:table-cell office:value-type="float" office:value="190" table:style-name="ce1">
            <text:p>19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.57" table:style-name="ce1">
            <text:p>3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840" table:style-name="ce1">
            <text:p>84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9.1" table:style-name="ce1">
            <text:p>9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02" table:style-name="ce1">
            <text:p>2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840" table:style-name="ce1">
            <text:p>840</text:p>
          </table:table-cell>
          <table:table-cell office:value-type="float" office:value="240" table:style-name="ce1">
            <text:p>240</text:p>
          </table:table-cell>
          <table:table-cell office:value-type="float" office:value="1050" table:style-name="ce1">
            <text:p>1050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8.4" table:style-name="ce1">
            <text:p>8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97" table:style-name="ce1">
            <text:p>1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340" table:style-name="ce1">
            <text:p>134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4.84" table:style-name="ce1">
            <text:p>14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980" table:style-name="ce1">
            <text:p>98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3" table:style-name="ce1">
            <text:p>3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540" table:style-name="ce1">
            <text:p>154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79" table:style-name="ce1">
            <text:p>3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300" table:style-name="ce1">
            <text:p>30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0.8" table:style-name="ce1">
            <text:p>0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0.28" table:style-name="ce1">
            <text:p>1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72" table:style-name="ce1">
            <text:p>3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40" table:style-name="ce1">
            <text:p>64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.92" table:style-name="ce1">
            <text:p>4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7.09" table:style-name="ce1">
            <text:p>7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.37" table:style-name="ce1">
            <text:p>4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540" table:style-name="ce1">
            <text:p>1540</text:p>
          </table:table-cell>
          <table:table-cell office:value-type="float" office:value="340" table:style-name="ce1">
            <text:p>34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7.34" table:style-name="ce1">
            <text:p>7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310" table:style-name="ce1">
            <text:p>1310</text:p>
          </table:table-cell>
          <table:table-cell office:value-type="float" office:value="350" table:style-name="ce1">
            <text:p>35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7.86" table:style-name="ce1">
            <text:p>7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240" table:style-name="ce1">
            <text:p>1240</text:p>
          </table:table-cell>
          <table:table-cell office:value-type="float" office:value="390" table:style-name="ce1">
            <text:p>39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66" table:style-name="ce1">
            <text:p>2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200" table:style-name="ce1">
            <text:p>2200</text:p>
          </table:table-cell>
          <table:table-cell office:value-type="float" office:value="390" table:style-name="ce1">
            <text:p>39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2.97" table:style-name="ce1">
            <text:p>2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310" table:style-name="ce1">
            <text:p>231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0.92" table:style-name="ce1">
            <text:p>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070" table:style-name="ce1">
            <text:p>107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.65" table:style-name="ce1">
            <text:p>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640" table:style-name="ce1">
            <text:p>164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3.33" table:style-name="ce1">
            <text:p>23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1.11" table:style-name="ce1">
            <text:p>11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1110" table:style-name="ce1">
            <text:p>11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9.07" table:style-name="ce1">
            <text:p>9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1.11" table:style-name="ce1">
            <text:p>11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520" table:style-name="ce1">
            <text:p>152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5.34" table:style-name="ce1">
            <text:p>25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670" table:style-name="ce1">
            <text:p>67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6.55" table:style-name="ce1">
            <text:p>6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720" table:style-name="ce1">
            <text:p>172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82.44" table:style-name="ce1">
            <text:p>82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200" table:style-name="ce1">
            <text:p>120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3.87" table:style-name="ce1">
            <text:p>43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060" table:style-name="ce1">
            <text:p>106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2" table:style-name="ce1">
            <text:p>2</text:p>
          </table:table-cell>
          <table:table-cell office:value-type="float" office:value="78" table:style-name="ce1">
            <text:p>7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60.42" table:style-name="ce1">
            <text:p>60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740" table:style-name="ce1">
            <text:p>74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47.8" table:style-name="ce1">
            <text:p>47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310" table:style-name="ce1">
            <text:p>1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8.3" table:style-name="ce1">
            <text:p>28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10" table:style-name="ce1">
            <text:p>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9.32" table:style-name="ce1">
            <text:p>9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810" table:style-name="ce1">
            <text:p>8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5.27" table:style-name="ce1">
            <text:p>25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890" table:style-name="ce1">
            <text:p>189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65.040000000000006" table:style-name="ce1">
            <text:p>65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50" table:style-name="ce1">
            <text:p>115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23.7" table:style-name="ce1">
            <text:p>23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40" table:style-name="ce1">
            <text:p>640</text:p>
          </table:table-cell>
          <table:table-cell office:value-type="float" office:value="540" table:style-name="ce1">
            <text:p>540</text:p>
          </table:table-cell>
          <table:table-cell office:value-type="float" office:value="875" table:style-name="ce1">
            <text:p>875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3.44" table:style-name="ce1">
            <text:p>43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280" table:style-name="ce1">
            <text:p>1280</text:p>
          </table:table-cell>
          <table:table-cell office:value-type="float" office:value="640" table:style-name="ce1">
            <text:p>64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265" table:style-name="ce1">
            <text:p>26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98.98" table:style-name="ce1">
            <text:p>398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1520" table:style-name="ce1">
            <text:p>1520</text:p>
          </table:table-cell>
          <table:table-cell office:value-type="float" office:value="710" table:style-name="ce1">
            <text:p>71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51.27" table:style-name="ce1">
            <text:p>51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890" table:style-name="ce1">
            <text:p>189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68.97" table:style-name="ce1">
            <text:p>168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150" table:style-name="ce1">
            <text:p>115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78.52" table:style-name="ce1">
            <text:p>78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1060" table:style-name="ce1">
            <text:p>1060</text:p>
          </table:table-cell>
          <table:table-cell office:value-type="float" office:value="780" table:style-name="ce1">
            <text:p>780</text:p>
          </table:table-cell>
          <table:table-cell office:value-type="float" office:value="310" table:style-name="ce1">
            <text:p>310</text:p>
          </table:table-cell>
          <table:table-cell office:value-type="float" office:value="2" table:style-name="ce1">
            <text:p>2</text:p>
          </table:table-cell>
          <table:table-cell office:value-type="float" office:value="155" table:style-name="ce1">
            <text:p>15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38.01" table:style-name="ce1">
            <text:p>138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2230" table:style-name="ce1">
            <text:p>223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7.53" table:style-name="ce1">
            <text:p>17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170" table:style-name="ce1">
            <text:p>117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1.55" table:style-name="ce1">
            <text:p>11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1060" table:style-name="ce1">
            <text:p>1060</text:p>
          </table:table-cell>
          <table:table-cell office:value-type="float" office:value="860" table:style-name="ce1">
            <text:p>860</text:p>
          </table:table-cell>
          <table:table-cell office:value-type="float" office:value="875" table:style-name="ce1">
            <text:p>875</text:p>
          </table:table-cell>
          <table:table-cell office:value-type="float" office:value="2" table:style-name="ce1">
            <text:p>2</text:p>
          </table:table-cell>
          <table:table-cell office:value-type="float" office:value="438" table:style-name="ce1">
            <text:p>43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16.62" table:style-name="ce1">
            <text:p>316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200" table:style-name="ce1">
            <text:p>2200</text:p>
          </table:table-cell>
          <table:table-cell office:value-type="float" office:value="940" table:style-name="ce1">
            <text:p>94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28.16" table:style-name="ce1">
            <text:p>28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1840" table:style-name="ce1">
            <text:p>1840</text:p>
          </table:table-cell>
          <table:table-cell office:value-type="float" office:value="980" table:style-name="ce1">
            <text:p>98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9.63" table:style-name="ce1">
            <text:p>29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2200" table:style-name="ce1">
            <text:p>220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0.56" table:style-name="ce1">
            <text:p>10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710" table:style-name="ce1">
            <text:p>171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10" table:style-name="ce1">
            <text:p>2310</text:p>
          </table:table-cell>
          <table:table-cell office:value-type="float" office:value="1110" table:style-name="ce1">
            <text:p>111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8.32" table:style-name="ce1">
            <text:p>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2200" table:style-name="ce1">
            <text:p>2200</text:p>
          </table:table-cell>
          <table:table-cell office:value-type="float" office:value="1140" table:style-name="ce1">
            <text:p>114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31.68" table:style-name="ce1">
            <text:p>31.68</text:p>
          </table:table-cell>
          <table:table-cell table:number-columns-repeated="16375"/>
        </table:table-row>
        <table:table-row table:number-rows-repeated="1048495" table:style-name="ro1">
          <table:table-cell table:number-columns-repeated="16384"/>
        </table:table-row>
      </table:table>
      <table:table table:name="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.02" table:style-name="ce1">
            <text:p>1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.1399999999999999" table:style-name="ce1">
            <text:p>1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810" table:style-name="ce1">
            <text:p>81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2.59" table:style-name="ce1">
            <text:p>2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420" table:style-name="ce1">
            <text:p>42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.18" table:style-name="ce1">
            <text:p>1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200" table:style-name="ce1">
            <text:p>22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0.66" table:style-name="ce1">
            <text:p>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0" table:style-name="ce1">
            <text:p>11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.72" table:style-name="ce1">
            <text:p>1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10" table:style-name="ce1">
            <text:p>61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7.0000000000000007E-2" table:style-name="ce1">
            <text:p>0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70" table:style-name="ce1">
            <text:p>27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.3" table:style-name="ce1">
            <text:p>1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240" table:style-name="ce1">
            <text:p>12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82" table:style-name="ce1">
            <text:p>2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.29" table:style-name="ce1">
            <text:p>1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.39" table:style-name="ce1">
            <text:p>1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.17" table:style-name="ce1">
            <text:p>1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840" table:style-name="ce1">
            <text:p>18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.65" table:style-name="ce1">
            <text:p>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40" table:style-name="ce1">
            <text:p>9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.9" table:style-name="ce1">
            <text:p>1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2.16" table:style-name="ce1">
            <text:p>2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00" table:style-name="ce1">
            <text:p>9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2.02" table:style-name="ce1">
            <text:p>2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940" table:style-name="ce1">
            <text:p>194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1.66" table:style-name="ce1">
            <text:p>1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0.44" table:style-name="ce1">
            <text:p>0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870" table:style-name="ce1">
            <text:p>87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0.65" table:style-name="ce1">
            <text:p>0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.55" table:style-name="ce1">
            <text:p>1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.37" table:style-name="ce1">
            <text:p>1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1599999999999999" table:style-name="ce1">
            <text:p>1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50" table:style-name="ce1">
            <text:p>25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0.62" table:style-name="ce1">
            <text:p>0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340" table:style-name="ce1">
            <text:p>134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3.96" table:style-name="ce1">
            <text:p>3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50" table:style-name="ce1">
            <text:p>2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0.47" table:style-name="ce1">
            <text:p>0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80" table:style-name="ce1">
            <text:p>128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.48" table:style-name="ce1">
            <text:p>3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600" table:style-name="ce1">
            <text:p>60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2.66" table:style-name="ce1">
            <text:p>2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840" table:style-name="ce1">
            <text:p>1840</text:p>
          </table:table-cell>
          <table:table-cell office:value-type="float" office:value="160" table:style-name="ce1">
            <text:p>160</text:p>
          </table:table-cell>
          <table:table-cell office:value-type="float" office:value="530" table:style-name="ce1">
            <text:p>530</text:p>
          </table:table-cell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6.34" table:style-name="ce1">
            <text:p>16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060" table:style-name="ce1">
            <text:p>106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5" table:style-name="ce1">
            <text:p>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20" table:style-name="ce1">
            <text:p>82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0.77" table:style-name="ce1">
            <text:p>10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790" table:style-name="ce1">
            <text:p>790</text:p>
          </table:table-cell>
          <table:table-cell office:value-type="float" office:value="190" table:style-name="ce1">
            <text:p>19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2.33" table:style-name="ce1">
            <text:p>2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840" table:style-name="ce1">
            <text:p>84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9.1" table:style-name="ce1">
            <text:p>9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02" table:style-name="ce1">
            <text:p>2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840" table:style-name="ce1">
            <text:p>840</text:p>
          </table:table-cell>
          <table:table-cell office:value-type="float" office:value="240" table:style-name="ce1">
            <text:p>240</text:p>
          </table:table-cell>
          <table:table-cell office:value-type="float" office:value="1050" table:style-name="ce1">
            <text:p>1050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8.4" table:style-name="ce1">
            <text:p>8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50" table:style-name="ce1">
            <text:p>35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97" table:style-name="ce1">
            <text:p>1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340" table:style-name="ce1">
            <text:p>134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0.7" table:style-name="ce1">
            <text:p>1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980" table:style-name="ce1">
            <text:p>98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3" table:style-name="ce1">
            <text:p>3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540" table:style-name="ce1">
            <text:p>154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2.41" table:style-name="ce1">
            <text:p>2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300" table:style-name="ce1">
            <text:p>30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0.53" table:style-name="ce1">
            <text:p>0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6.97" table:style-name="ce1">
            <text:p>6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2.34" table:style-name="ce1">
            <text:p>2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40" table:style-name="ce1">
            <text:p>64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.92" table:style-name="ce1">
            <text:p>4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7.09" table:style-name="ce1">
            <text:p>7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.37" table:style-name="ce1">
            <text:p>4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540" table:style-name="ce1">
            <text:p>1540</text:p>
          </table:table-cell>
          <table:table-cell office:value-type="float" office:value="340" table:style-name="ce1">
            <text:p>34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5.4" table:style-name="ce1">
            <text:p>5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310" table:style-name="ce1">
            <text:p>1310</text:p>
          </table:table-cell>
          <table:table-cell office:value-type="float" office:value="350" table:style-name="ce1">
            <text:p>3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7.86" table:style-name="ce1">
            <text:p>7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240" table:style-name="ce1">
            <text:p>1240</text:p>
          </table:table-cell>
          <table:table-cell office:value-type="float" office:value="390" table:style-name="ce1">
            <text:p>39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66" table:style-name="ce1">
            <text:p>2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200" table:style-name="ce1">
            <text:p>2200</text:p>
          </table:table-cell>
          <table:table-cell office:value-type="float" office:value="390" table:style-name="ce1">
            <text:p>39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2.97" table:style-name="ce1">
            <text:p>2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310" table:style-name="ce1">
            <text:p>231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0.92" table:style-name="ce1">
            <text:p>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070" table:style-name="ce1">
            <text:p>107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.65" table:style-name="ce1">
            <text:p>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640" table:style-name="ce1">
            <text:p>164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7.809999999999999" table:style-name="ce1">
            <text:p>17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1.11" table:style-name="ce1">
            <text:p>11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1110" table:style-name="ce1">
            <text:p>11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9.07" table:style-name="ce1">
            <text:p>9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1.11" table:style-name="ce1">
            <text:p>11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520" table:style-name="ce1">
            <text:p>152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9.82" table:style-name="ce1">
            <text:p>19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670" table:style-name="ce1">
            <text:p>67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6.55" table:style-name="ce1">
            <text:p>6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720" table:style-name="ce1">
            <text:p>172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61.74" table:style-name="ce1">
            <text:p>6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200" table:style-name="ce1">
            <text:p>120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3.87" table:style-name="ce1">
            <text:p>43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060" table:style-name="ce1">
            <text:p>106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60.42" table:style-name="ce1">
            <text:p>60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740" table:style-name="ce1">
            <text:p>74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47.8" table:style-name="ce1">
            <text:p>47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310" table:style-name="ce1">
            <text:p>1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8.3" table:style-name="ce1">
            <text:p>28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10" table:style-name="ce1">
            <text:p>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7.06" table:style-name="ce1">
            <text:p>7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810" table:style-name="ce1">
            <text:p>8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5.27" table:style-name="ce1">
            <text:p>25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890" table:style-name="ce1">
            <text:p>189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37.99" table:style-name="ce1">
            <text:p>37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50" table:style-name="ce1">
            <text:p>115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23.7" table:style-name="ce1">
            <text:p>23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40" table:style-name="ce1">
            <text:p>640</text:p>
          </table:table-cell>
          <table:table-cell office:value-type="float" office:value="540" table:style-name="ce1">
            <text:p>54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3.44" table:style-name="ce1">
            <text:p>43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280" table:style-name="ce1">
            <text:p>1280</text:p>
          </table:table-cell>
          <table:table-cell office:value-type="float" office:value="640" table:style-name="ce1">
            <text:p>64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265" table:style-name="ce1">
            <text:p>26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98.98" table:style-name="ce1">
            <text:p>398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1520" table:style-name="ce1">
            <text:p>1520</text:p>
          </table:table-cell>
          <table:table-cell office:value-type="float" office:value="710" table:style-name="ce1">
            <text:p>710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41.61" table:style-name="ce1">
            <text:p>41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890" table:style-name="ce1">
            <text:p>189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4" table:style-name="ce1">
            <text:p>4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27.57" table:style-name="ce1">
            <text:p>127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150" table:style-name="ce1">
            <text:p>115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78.52" table:style-name="ce1">
            <text:p>78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1060" table:style-name="ce1">
            <text:p>1060</text:p>
          </table:table-cell>
          <table:table-cell office:value-type="float" office:value="780" table:style-name="ce1">
            <text:p>780</text:p>
          </table:table-cell>
          <table:table-cell office:value-type="float" office:value="310" table:style-name="ce1">
            <text:p>310</text:p>
          </table:table-cell>
          <table:table-cell office:value-type="float" office:value="3" table:style-name="ce1">
            <text:p>3</text:p>
          </table:table-cell>
          <table:table-cell office:value-type="float" office:value="155" table:style-name="ce1">
            <text:p>15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38.01" table:style-name="ce1">
            <text:p>138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2230" table:style-name="ce1">
            <text:p>223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7.53" table:style-name="ce1">
            <text:p>17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170" table:style-name="ce1">
            <text:p>117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1.55" table:style-name="ce1">
            <text:p>11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1060" table:style-name="ce1">
            <text:p>1060</text:p>
          </table:table-cell>
          <table:table-cell office:value-type="float" office:value="860" table:style-name="ce1">
            <text:p>860</text:p>
          </table:table-cell>
          <table:table-cell office:value-type="float" office:value="875" table:style-name="ce1">
            <text:p>875</text:p>
          </table:table-cell>
          <table:table-cell office:value-type="float" office:value="3" table:style-name="ce1">
            <text:p>3</text:p>
          </table:table-cell>
          <table:table-cell office:value-type="float" office:value="438" table:style-name="ce1">
            <text:p>43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16.62" table:style-name="ce1">
            <text:p>316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200" table:style-name="ce1">
            <text:p>2200</text:p>
          </table:table-cell>
          <table:table-cell office:value-type="float" office:value="940" table:style-name="ce1">
            <text:p>94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28.16" table:style-name="ce1">
            <text:p>28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1840" table:style-name="ce1">
            <text:p>1840</text:p>
          </table:table-cell>
          <table:table-cell office:value-type="float" office:value="980" table:style-name="ce1">
            <text:p>98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8.59" table:style-name="ce1">
            <text:p>18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2200" table:style-name="ce1">
            <text:p>220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0.56" table:style-name="ce1">
            <text:p>10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710" table:style-name="ce1">
            <text:p>171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0.48" table:style-name="ce1">
            <text:p>10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10" table:style-name="ce1">
            <text:p>2310</text:p>
          </table:table-cell>
          <table:table-cell office:value-type="float" office:value="1110" table:style-name="ce1">
            <text:p>111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8.32" table:style-name="ce1">
            <text:p>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2200" table:style-name="ce1">
            <text:p>2200</text:p>
          </table:table-cell>
          <table:table-cell office:value-type="float" office:value="1140" table:style-name="ce1">
            <text:p>114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31.68" table:style-name="ce1">
            <text:p>31.68</text:p>
          </table:table-cell>
          <table:table-cell table:number-columns-repeated="16375"/>
        </table:table-row>
        <table:table-row table:number-rows-repeated="10484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/>
    <dc:creator>Paula</dc:creator>
    <meta:creation-date>2023-06-09T12:03:24Z</meta:creation-date>
    <dc:date>2023-06-13T14:04:11Z</dc:date>
  </office:meta>
</office:document-meta>
</file>